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rsid="0009ab5a" officeooo:paragraph-rsid="0009ab5a"/>
    </style:style>
    <style:style style:name="P2" style:family="paragraph" style:parent-style-name="Standard">
      <style:paragraph-properties fo:text-align="start" style:justify-single-word="false"/>
      <style:text-properties officeooo:rsid="0009ab5a" officeooo:paragraph-rsid="0009ab5a"/>
    </style:style>
    <style:style style:name="P3" style:family="paragraph" style:parent-style-name="Standard" style:list-style-name="L4">
      <style:paragraph-properties fo:text-align="start" style:justify-single-word="false"/>
      <style:text-properties officeooo:rsid="0009ab5a" officeooo:paragraph-rsid="0009ab5a"/>
    </style:style>
    <style:style style:name="P4" style:family="paragraph" style:parent-style-name="Standard">
      <style:paragraph-properties fo:text-align="center" style:justify-single-word="false"/>
      <style:text-properties fo:color="#861141" fo:font-size="24pt" officeooo:rsid="0009ab5a" officeooo:paragraph-rsid="0009ab5a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861141" fo:font-size="24pt" officeooo:rsid="0009ab5a" officeooo:paragraph-rsid="0009ab5a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861141" fo:font-size="24pt" style:text-underline-style="solid" style:text-underline-width="auto" style:text-underline-color="font-color" officeooo:rsid="0009ab5a" officeooo:paragraph-rsid="0009ab5a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officeooo:paragraph-rsid="0009ab5a"/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officeooo:rsid="0009ab5a" officeooo:paragraph-rsid="0009ab5a"/>
    </style:style>
    <style:style style:name="P9" style:family="paragraph" style:parent-style-name="Standard">
      <style:paragraph-properties fo:text-align="center" style:justify-single-word="false"/>
      <style:text-properties fo:color="#2e2706" fo:font-size="24pt" fo:font-weight="bold" officeooo:rsid="0009ab5a" officeooo:paragraph-rsid="0009ab5a" style:font-size-asian="24pt" style:font-weight-asian="bold" style:font-size-complex="24pt" style:font-weight-complex="bold"/>
    </style:style>
    <style:style style:name="T1" style:family="text">
      <style:text-properties fo:color="#729fcf" fo:font-size="24pt" style:font-size-asian="24pt" style:font-size-complex="24pt"/>
    </style:style>
    <style:style style:name="T2" style:family="text">
      <style:text-properties fo:color="#729fcf" fo:font-size="24pt" officeooo:rsid="0009ab5a" style:font-size-asian="24pt" style:font-size-complex="24pt"/>
    </style:style>
    <style:style style:name="T3" style:family="text">
      <style:text-properties fo:color="#729fcf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bbe33d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Title</text:p>
      <text:p text:style-name="P6">Gym Management </text:p>
      <text:p text:style-name="P4"/>
      <text:p text:style-name="P7"><text:span text:style-name="T2">Team Details :</text:span></text:p>
      <text:list xml:id="list2008419140" text:style-name="L3">
        <text:list-item>
          <text:p text:style-name="P1"><text:span text:style-name="T6">Deepu Kumar</text:span><text:span text:style-name="T4">(My Self)</text:span></text:p>
        </text:list-item>
      </text:list>
      <text:p text:style-name="P2"/>
      <text:p text:style-name="P2"><text:span text:style-name="T1">Support</text:span></text:p>
      <text:list xml:id="list2092979754" text:style-name="L4">
        <text:list-item>
          <text:p text:style-name="P8"><text:span text:style-name="T7">Vinayak Ranjan</text:span></text:p>
          <text:p text:style-name="P3"><text:span text:style-name="T1"/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51:10.378826585</meta:creation-date>
    <dc:date>2021-02-12T15:59:00.367360450</dc:date>
    <meta:editing-duration>PT14S</meta:editing-duration>
    <meta:editing-cycles>1</meta:editing-cycles>
    <meta:document-statistic meta:table-count="0" meta:image-count="0" meta:object-count="0" meta:page-count="1" meta:paragraph-count="6" meta:word-count="15" meta:character-count="87" meta:non-whitespace-character-count="79"/>
    <meta:generator>LibreOffice/6.4.6.2$Linux_X86_64 LibreOffice_project/40$Build-2</meta:generator>
  </office:meta>
</office:document-meta>
</file>